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35CDFDD55B2F1F84463.png" manifest:media-type="image/png"/>
  <manifest:file-entry manifest:full-path="Pictures/100000010000035B0000023F836E86B2034DF5F1.png" manifest:media-type="image/png"/>
  <manifest:file-entry manifest:full-path="Pictures/1000000100000342000001CEBB3443F6CC9118BF.png" manifest:media-type="image/png"/>
  <manifest:file-entry manifest:full-path="Pictures/10000001000002E60000015FE4323ACC3DBB9FD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4" text:anchor-type="char" svg:width="17cm" svg:height="7.613cm" draw:z-index="3"><draw:image xlink:href="Pictures/10000001000007800000035CDFDD55B2F1F84463.png" xlink:type="simple" xlink:show="embed" xlink:actuate="onLoad" draw:mime-type="image/png"/></draw:frame></text:p>
      <text:p text:style-name="Standard"><draw:frame draw:style-name="fr2" draw:name="Figura3" text:anchor-type="char" svg:width="17cm" svg:height="11.379cm" draw:z-index="2"><draw:image xlink:href="Pictures/100000010000035B0000023F836E86B2034DF5F1.png" xlink:type="simple" xlink:show="embed" xlink:actuate="onLoad" draw:mime-type="image/png"/></draw:frame></text:p>
      <text:p text:style-name="Standard"/>
      <text:p text:style-name="Standard"/>
      <text:p text:style-name="Standard"><draw:frame draw:style-name="fr4" draw:name="Figura1" text:anchor-type="char" svg:width="15.707cm" svg:height="7.43cm" draw:z-index="0"><draw:image xlink:href="Pictures/10000001000002E60000015FE4323ACC3DBB9FDF.png" xlink:type="simple" xlink:show="embed" xlink:actuate="onLoad" draw:mime-type="image/png"/></draw:frame><draw:frame draw:style-name="fr3" draw:name="Figura2" text:anchor-type="char" svg:x="0.296cm" svg:y="8.297cm" svg:width="17cm" svg:height="9.416cm" draw:z-index="1"><draw:image xlink:href="Pictures/1000000100000342000001CEBB3443F6CC9118BF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17T12:34:52.776000000</meta:creation-date>
    <dc:date>2023-10-17T12:35:57.252000000</dc:date>
    <meta:editing-duration>PT1M4S</meta:editing-duration>
    <meta:editing-cycles>1</meta:editing-cycles>
    <meta:document-statistic meta:table-count="0" meta:image-count="4" meta:object-count="0" meta:page-count="2" meta:paragraph-count="0" meta:word-count="0" meta:character-count="0" meta:non-whitespace-character-count="0"/>
    <meta:generator>LibreOffice/7.3.4.2$Windows_X86_64 LibreOffice_project/728fec16bd5f605073805c3c9e7c4212a0120dc5</meta:generator>
  </office:meta>
</office:document-meta>
</file>